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Kennewick Lio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2-11" calcext:value-type="date">
            <text:p>02/11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75" calcext:value-type="percentage">
            <text:p>75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.5" calcext:value-type="percentage">
            <text:p>50.00%</text:p>
          </table:table-cell>
          <table:table-cell table:formula="of:=IF([.G3]; [.F3]/[.G3]; 0)" office:value-type="percentage" office:value="0.4" calcext:value-type="percentage">
            <text:p>40.00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5" calcext:value-type="percentage">
            <text:p>50.00%</text:p>
          </table:table-cell>
          <table:table-cell table:formula="of:=IF([.C4]+[.E4]; ([.B4]+[.D4])/([.C4]+[.E4]); 0)" office:value-type="percentage" office:value="0.5" calcext:value-type="percentage">
            <text:p>50.00%</text:p>
          </table:table-cell>
          <table:table-cell table:formula="of:=IF([.G4]; [.F4]/[.G4]; 0)" office:value-type="percentage" office:value="0.75" calcext:value-type="percentage">
            <text:p>75.00%</text:p>
          </table:table-cell>
          <table:table-cell table:formula="of:=SUM([.H4:.I4])" office:value-type="float" office:value="3" calcext:value-type="float">
            <text:p>3</text:p>
          </table:table-cell>
          <table:table-cell table:formula="of:=2*[.B4]+3*[.D4]+[.F4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.5" calcext:value-type="percentage">
            <text:p>50.00%</text:p>
          </table:table-cell>
          <table:table-cell table:formula="of:=SUM([.H5:.I5])" office:value-type="float" office:value="1" calcext:value-type="float">
            <text:p>1</text:p>
          </table:table-cell>
          <table:table-cell table:formula="of:=2*[.B5]+3*[.D5]+[.F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.75" calcext:value-type="percentage">
            <text:p>75.00%</text:p>
          </table:table-cell>
          <table:table-cell table:formula="of:=SUM([.H6:.I6])" office:value-type="float" office:value="5" calcext:value-type="float">
            <text:p>5</text:p>
          </table:table-cell>
          <table:table-cell table:formula="of:=2*[.B6]+3*[.D6]+[.F6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333333333333333" calcext:value-type="percentage">
            <text:p>33.33%</text:p>
          </table:table-cell>
          <table:table-cell table:formula="of:=IF([.E8]; [.D8]/[.E8]; 0)" office:value-type="percentage" office:value="0.428571428571429" calcext:value-type="percentage">
            <text:p>42.86%</text:p>
          </table:table-cell>
          <table:table-cell table:formula="of:=IF([.C8]+[.E8]; ([.B8]+[.D8])/([.C8]+[.E8]); 0)" office:value-type="percentage" office:value="0.4" calcext:value-type="percentage">
            <text:p>40.00%</text:p>
          </table:table-cell>
          <table:table-cell table:formula="of:=IF([.G8]; [.F8]/[.G8]; 0)" office:value-type="percentage" office:value="0.666666666666667" calcext:value-type="percentage">
            <text:p>66.67%</text:p>
          </table:table-cell>
          <table:table-cell table:formula="of:=SUM([.H8:.I8])" office:value-type="float" office:value="4" calcext:value-type="float">
            <text:p>4</text:p>
          </table:table-cell>
          <table:table-cell table:formula="of:=2*[.B8]+3*[.D8]+[.F8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5" calcext:value-type="percentage">
            <text:p>5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461538461538462" calcext:value-type="percentage">
            <text:p>46.15%</text:p>
          </table:table-cell>
          <table:table-cell table:formula="of:=IF([.G9]; [.F9]/[.G9]; 0)" office:value-type="percentage" office:value="0.4" calcext:value-type="percentage">
            <text:p>40.00%</text:p>
          </table:table-cell>
          <table:table-cell table:formula="of:=SUM([.H9:.I9])" office:value-type="float" office:value="6" calcext:value-type="float">
            <text:p>6</text:p>
          </table:table-cell>
          <table:table-cell table:formula="of:=2*[.B9]+3*[.D9]+[.F9]" office:value-type="float" office:value="14" calcext:value-type="float">
            <text:p>1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.25" calcext:value-type="percentage">
            <text:p>25.00%</text:p>
          </table:table-cell>
          <table:table-cell table:formula="of:=IF([.E10]; [.D10]/[.E10]; 0)" office:value-type="percentage" office:value="0.166666666666667" calcext:value-type="percentage">
            <text:p>16.67%</text:p>
          </table:table-cell>
          <table:table-cell table:formula="of:=IF([.C10]+[.E10]; ([.B10]+[.D10])/([.C10]+[.E10]); 0)" office:value-type="percentage" office:value="0.2" calcext:value-type="percentage">
            <text:p>20.00%</text:p>
          </table:table-cell>
          <table:table-cell table:formula="of:=IF([.G10]; [.F10]/[.G10]; 0)" office:value-type="percentage" office:value="1" calcext:value-type="percentage">
            <text:p>100.00%</text:p>
          </table:table-cell>
          <table:table-cell table:formula="of:=SUM([.H10:.I10])" office:value-type="float" office:value="2" calcext:value-type="float">
            <text:p>2</text:p>
          </table:table-cell>
          <table:table-cell table:formula="of:=2*[.B10]+3*[.D10]+[.F10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75" calcext:value-type="percentage">
            <text:p>75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75" calcext:value-type="percentage">
            <text:p>75.00%</text:p>
          </table:table-cell>
          <table:table-cell table:formula="of:=IF([.G11]; [.F11]/[.G11]; 0)" office:value-type="percentage" office:value="0" calcext:value-type="percentage">
            <text:p>0.00%</text:p>
          </table:table-cell>
          <table:table-cell table:formula="of:=SUM([.H11:.I11])" office:value-type="float" office:value="8" calcext:value-type="float">
            <text:p>8</text:p>
          </table:table-cell>
          <table:table-cell table:formula="of:=2*[.B11]+3*[.D11]+[.F11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9" calcext:value-type="float">
            <text:p>9</text:p>
          </table:table-cell>
          <table:table-cell table:formula="of:=2*[.B12]+3*[.D12]+[.F12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7" calcext:value-type="float">
            <text:p>17</text:p>
          </table:table-cell>
          <table:table-cell table:formula="of:=SUM([.C3:.C13])" office:value-type="float" office:value="32" calcext:value-type="float">
            <text:p>32</text:p>
          </table:table-cell>
          <table:table-cell table:formula="of:=SUM([.D3:.D13])" office:value-type="float" office:value="5" calcext:value-type="float">
            <text:p>5</text:p>
          </table:table-cell>
          <table:table-cell table:formula="of:=SUM([.E3:.E13])" office:value-type="float" office:value="18" calcext:value-type="float">
            <text:p>18</text:p>
          </table:table-cell>
          <table:table-cell table:formula="of:=SUM([.F3:.F13])" office:value-type="float" office:value="17" calcext:value-type="float">
            <text:p>17</text:p>
          </table:table-cell>
          <table:table-cell table:formula="of:=SUM([.G3:.G13])" office:value-type="float" office:value="28" calcext:value-type="float">
            <text:p>28</text:p>
          </table:table-cell>
          <table:table-cell table:formula="of:=SUM([.H3:.H13])" office:value-type="float" office:value="12" calcext:value-type="float">
            <text:p>12</text:p>
          </table:table-cell>
          <table:table-cell table:formula="of:=SUM([.I3:.I13])" office:value-type="float" office:value="28" calcext:value-type="float">
            <text:p>28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13" calcext:value-type="float">
            <text:p>13</text:p>
          </table:table-cell>
          <table:table-cell table:formula="of:=SUM([.L3:.L13])" office:value-type="float" office:value="23" calcext:value-type="float">
            <text:p>23</text:p>
          </table:table-cell>
          <table:table-cell table:formula="of:=SUM([.M3:.M13])" office:value-type="float" office:value="12" calcext:value-type="float">
            <text:p>12</text:p>
          </table:table-cell>
          <table:table-cell table:formula="of:=SUM([.N3:.N13])" office:value-type="float" office:value="3" calcext:value-type="float">
            <text:p>3</text:p>
          </table:table-cell>
          <table:table-cell/>
          <table:table-cell table:formula="of:=[.B18]/[.C18]" office:value-type="percentage" office:value="0.53125" calcext:value-type="percentage">
            <text:p>53.13%</text:p>
          </table:table-cell>
          <table:table-cell table:formula="of:=[.D18]/[.E18]" office:value-type="percentage" office:value="0.277777777777778" calcext:value-type="percentage">
            <text:p>27.78%</text:p>
          </table:table-cell>
          <table:table-cell table:formula="of:=IF([.C18]+[.E18]; ([.B18]+[.D18])/([.C18]+[.E18]); 0)" office:value-type="percentage" office:value="0.44" calcext:value-type="percentage">
            <text:p>44.00%</text:p>
          </table:table-cell>
          <table:table-cell table:formula="of:=[.F18]/[.G18]" office:value-type="percentage" office:value="0.607142857142857" calcext:value-type="percentage">
            <text:p>60.71%</text:p>
          </table:table-cell>
          <table:table-cell table:formula="of:=SUM([.T3:.T13])" office:value-type="float" office:value="40" calcext:value-type="float">
            <text:p>40</text:p>
          </table:table-cell>
          <table:table-cell table:formula="of:=SUM([.U3:.U13])" office:value-type="float" office:value="66" calcext:value-type="float">
            <text:p>66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10:36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27S</meta:editing-duration>
    <meta:editing-cycles>18</meta:editing-cycles>
    <meta:generator>LibreOffice/5.1.5.2$Windows_x86 LibreOffice_project/7a864d8825610a8c07cfc3bc01dd4fce6a9447e5</meta:generator>
    <dc:date>2018-02-18T11:10:50.547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